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2000000F33FB9235A86C99F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2" text:anchor-type="paragraph" svg:x="0.064cm" svg:y="0.037cm" svg:width="2.35cm" svg:height="3.21cm" draw:z-index="0"><draw:image xlink:href="Pictures/10000201000000B2000000F33FB9235A86C99F4E.png" xlink:type="simple" xlink:show="embed" xlink:actuate="onLoad" draw:mime-type="image/png"/></draw:frame></text:h>
      <text:h text:style-name="P1" text:outline-level="1">C4H guide to Alge Timy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2T04:34:58.648000000</dc:date>
    <meta:editing-duration>PT2M33S</meta:editing-duration>
    <meta:editing-cycles>1</meta:editing-cycles>
    <meta:document-statistic meta:table-count="0" meta:image-count="1" meta:object-count="0" meta:page-count="1" meta:paragraph-count="1" meta:word-count="5" meta:character-count="22" meta:non-whitespace-character-count="18"/>
    <meta:generator>LibreOffice/7.1.2.2$Windows_X86_64 LibreOffice_project/8a45595d069ef5570103caea1b71cc9d82b2aae4</meta:generator>
  </office:meta>
</office:document-meta>
</file>